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5" style:family="paragraph" style:parent-style-name="Standard">
      <style:text-properties style:font-name="Ubuntu" fo:font-weight="bold" officeooo:rsid="00141a62" officeooo:paragraph-rsid="00141a62" style:font-weight-asian="bold" style:font-weight-complex="bold"/>
    </style:style>
    <style:style style:name="P6" style:family="paragraph" style:parent-style-name="Standard">
      <style:text-properties style:font-name="Ubuntu" fo:font-weight="bold" officeooo:rsid="00141a62" officeooo:paragraph-rsid="00161ce2" style:font-weight-asian="bold" style:font-weight-complex="bold"/>
    </style:style>
    <style:style style:name="P7" style:family="paragraph" style:parent-style-name="Standard">
      <style:text-properties style:font-name="Ubuntu" fo:font-weight="bold" officeooo:rsid="000ffa69" officeooo:paragraph-rsid="000ffa69" style:font-weight-asian="bold" style:font-weight-complex="bold"/>
    </style:style>
    <style:style style:name="P8" style:family="paragraph" style:parent-style-name="Standard">
      <style:text-properties style:font-name="Ubuntu" fo:font-weight="bold" officeooo:rsid="000ffa69" officeooo:paragraph-rsid="00141a62" style:font-weight-asian="bold" style:font-weight-complex="bold"/>
    </style:style>
    <style:style style:name="P9" style:family="paragraph" style:parent-style-name="Standard">
      <style:text-properties style:font-name="Ubuntu" fo:font-weight="bold" officeooo:rsid="000ffa69" officeooo:paragraph-rsid="001b7fad" style:font-weight-asian="bold" style:font-weight-complex="bold"/>
    </style:style>
    <style:style style:name="P10" style:family="paragraph" style:parent-style-name="Standard">
      <style:text-properties style:font-name="Ubuntu" fo:font-weight="bold" officeooo:rsid="0016b414" officeooo:paragraph-rsid="0016b414" style:font-weight-asian="bold" style:font-weight-complex="bold"/>
    </style:style>
    <style:style style:name="P11" style:family="paragraph" style:parent-style-name="Standard">
      <style:text-properties style:font-name="Ubuntu" fo:font-weight="bold" officeooo:rsid="00161ce2" officeooo:paragraph-rsid="00161ce2" style:font-weight-asian="bold" style:font-weight-complex="bold"/>
    </style:style>
    <style:style style:name="P12" style:family="paragraph" style:parent-style-name="Standard">
      <style:text-properties style:font-name="Ubuntu" fo:font-weight="normal" officeooo:rsid="000ffa69" officeooo:paragraph-rsid="001b7fad" style:font-weight-asian="normal" style:font-weight-complex="normal"/>
    </style:style>
    <style:style style:name="P13" style:family="paragraph" style:parent-style-name="Standard">
      <style:text-properties style:font-name="Ubuntu" fo:font-weight="normal" officeooo:rsid="000ffa69" officeooo:paragraph-rsid="0011e762" style:font-weight-asian="normal" style:font-weight-complex="normal"/>
    </style:style>
    <style:style style:name="P14" style:family="paragraph" style:parent-style-name="Standard">
      <style:text-properties style:font-name="Ubuntu" fo:font-weight="normal" officeooo:rsid="000ffa69" officeooo:paragraph-rsid="001d608f" style:font-weight-asian="normal" style:font-weight-complex="normal"/>
    </style:style>
    <style:style style:name="P15" style:family="paragraph" style:parent-style-name="Standard">
      <style:text-properties style:font-name="Ubuntu" fo:font-weight="normal" officeooo:rsid="001a6459" officeooo:paragraph-rsid="001ae237" style:font-weight-asian="normal" style:font-weight-complex="normal"/>
    </style:style>
    <style:style style:name="P16" style:family="paragraph" style:parent-style-name="Standard">
      <style:text-properties style:font-name="Ubuntu" fo:font-weight="normal" officeooo:rsid="001a6459" officeooo:paragraph-rsid="001b7fad" style:font-weight-asian="normal" style:font-weight-complex="normal"/>
    </style:style>
    <style:style style:name="P17" style:family="paragraph" style:parent-style-name="Standard">
      <style:text-properties style:font-name="Ubuntu" fo:font-weight="normal" officeooo:rsid="001baeba" officeooo:paragraph-rsid="001baeba" style:font-weight-asian="normal" style:font-weight-complex="normal"/>
    </style:style>
    <style:style style:name="P18" style:family="paragraph" style:parent-style-name="Standard">
      <style:text-properties style:font-name="Ubuntu" fo:font-weight="normal" officeooo:rsid="0018d765" officeooo:paragraph-rsid="003f26fd" style:font-weight-asian="normal" style:font-weight-complex="normal"/>
    </style:style>
    <style:style style:name="P19" style:family="paragraph" style:parent-style-name="Standard">
      <style:text-properties style:font-name="Ubuntu" fo:font-weight="normal" officeooo:rsid="001ce192" officeooo:paragraph-rsid="001b7fad" style:font-weight-asian="normal" style:font-weight-complex="normal"/>
    </style:style>
    <style:style style:name="P20" style:family="paragraph" style:parent-style-name="Standard">
      <style:text-properties style:font-name="Ubuntu" fo:font-weight="normal" officeooo:rsid="0016b414" officeooo:paragraph-rsid="002e9fce" style:font-weight-asian="normal" style:font-weight-complex="normal"/>
    </style:style>
    <style:style style:name="P21" style:family="paragraph" style:parent-style-name="Standard">
      <style:text-properties style:font-name="Ubuntu" fo:font-weight="normal" officeooo:rsid="0011e762" officeooo:paragraph-rsid="000ffa69" style:font-weight-asian="normal" style:font-weight-complex="normal"/>
    </style:style>
    <style:style style:name="P22" style:family="paragraph" style:parent-style-name="Standard">
      <style:text-properties style:font-name="Ubuntu" fo:font-weight="normal" officeooo:rsid="00141a62" officeooo:paragraph-rsid="003714ec" style:font-weight-asian="normal" style:font-weight-complex="normal"/>
    </style:style>
    <style:style style:name="P23" style:family="paragraph" style:parent-style-name="Standard">
      <style:text-properties style:font-name="Ubuntu" fo:font-weight="normal" officeooo:rsid="00141a62" officeooo:paragraph-rsid="0041019d" style:font-weight-asian="normal" style:font-weight-complex="normal"/>
    </style:style>
    <style:style style:name="P24" style:family="paragraph" style:parent-style-name="Standard">
      <style:text-properties style:font-name="Ubuntu" fo:font-weight="normal" officeooo:rsid="00141a62" officeooo:paragraph-rsid="0044f7f2" style:font-weight-asian="normal" style:font-weight-complex="normal"/>
    </style:style>
    <style:style style:name="P25" style:family="paragraph" style:parent-style-name="Standard">
      <style:text-properties officeooo:paragraph-rsid="003b7748"/>
    </style:style>
    <style:style style:name="P26" style:family="paragraph" style:parent-style-name="Standard">
      <style:text-properties fo:font-variant="normal" fo:text-transform="none" fo:color="#000000" style:font-name="Ubuntu" fo:letter-spacing="normal" fo:language="en" fo:country="none" fo:font-style="normal" fo:font-weight="normal" officeooo:rsid="0039b352" officeooo:paragraph-rsid="0039b352" style:font-weight-asian="normal" style:font-weight-complex="normal"/>
    </style:style>
    <style:style style:name="P27" style:family="paragraph" style:parent-style-name="Standard">
      <style:text-properties fo:font-variant="normal" fo:text-transform="none" fo:color="#000000" style:font-name="Ubuntu" fo:letter-spacing="normal" fo:language="en" fo:country="none" fo:font-style="normal" fo:font-weight="normal" officeooo:rsid="003224bc" officeooo:paragraph-rsid="003224bc" style:font-weight-asian="normal" style:font-weight-complex="normal"/>
    </style:style>
    <style:style style:name="P28" style:family="paragraph" style:parent-style-name="Standard">
      <style:text-properties fo:font-variant="normal" fo:text-transform="none" fo:color="#000000" style:font-name="Ubuntu" fo:font-size="12pt" fo:letter-spacing="normal" fo:language="en" fo:country="none" fo:font-style="normal" fo:font-weight="normal" officeooo:rsid="00385cea" officeooo:paragraph-rsid="00385cea" style:font-size-asian="12pt" style:font-weight-asian="normal" style:font-size-complex="12pt" style:font-weight-complex="normal"/>
    </style:style>
    <style:style style:name="P29" style:family="paragraph" style:parent-style-name="Standard">
      <style:text-properties fo:font-variant="normal" fo:text-transform="none" fo:color="#000000" style:font-name="Ubuntu" fo:font-size="12pt" fo:letter-spacing="normal" fo:language="en" fo:country="none" fo:font-style="normal" fo:font-weight="normal" officeooo:rsid="003b7748" officeooo:paragraph-rsid="003b7748" style:font-size-asian="12pt" style:font-weight-asian="normal" style:font-size-complex="12pt" style:font-weight-complex="normal"/>
    </style:style>
    <style:style style:name="P30" style:family="paragraph" style:parent-style-name="Standard">
      <style:text-properties style:font-name="Ubuntu" fo:font-weight="normal" officeooo:rsid="0020337d" officeooo:paragraph-rsid="001d608f" style:font-weight-asian="normal" style:font-weight-complex="normal"/>
    </style:style>
    <style:style style:name="P31" style:family="paragraph" style:parent-style-name="Standard">
      <style:text-properties style:font-name="Ubuntu" fo:font-weight="normal" officeooo:rsid="0021f945" officeooo:paragraph-rsid="00481820" style:font-weight-asian="normal" style:font-weight-complex="normal"/>
    </style:style>
    <style:style style:name="P32" style:family="paragraph" style:parent-style-name="Standard">
      <style:text-properties style:font-name="Ubuntu" fo:font-weight="normal" officeooo:rsid="0021f945" officeooo:paragraph-rsid="006d4bb8" style:font-weight-asian="normal" style:font-weight-complex="normal"/>
    </style:style>
    <style:style style:name="P33" style:family="paragraph" style:parent-style-name="Standard">
      <style:text-properties style:font-name="Ubuntu" fo:font-weight="normal" officeooo:rsid="00241de5" officeooo:paragraph-rsid="00241de5" style:font-weight-asian="normal" style:font-weight-complex="normal"/>
    </style:style>
    <style:style style:name="P34" style:family="paragraph" style:parent-style-name="Standard" style:list-style-name="L1">
      <style:text-properties style:font-name="Ubuntu" fo:font-weight="normal" officeooo:rsid="00241de5" officeooo:paragraph-rsid="00241de5" style:font-weight-asian="normal" style:font-weight-complex="normal"/>
    </style:style>
    <style:style style:name="P35" style:family="paragraph" style:parent-style-name="Standard" style:list-style-name="L2">
      <style:text-properties style:font-name="Ubuntu" fo:font-weight="normal" officeooo:rsid="0016b414" officeooo:paragraph-rsid="0028a220" style:font-weight-asian="normal" style:font-weight-complex="normal"/>
    </style:style>
    <style:style style:name="P36" style:family="paragraph" style:parent-style-name="Standard" style:list-style-name="L3">
      <style:text-properties style:font-name="Ubuntu" fo:font-weight="normal" officeooo:rsid="0016b414" officeooo:paragraph-rsid="002a8c43" style:font-weight-asian="normal" style:font-weight-complex="normal"/>
    </style:style>
    <style:style style:name="P37" style:family="paragraph" style:parent-style-name="Standard" style:list-style-name="L4">
      <style:text-properties style:font-name="Ubuntu" fo:font-weight="normal" officeooo:rsid="0016b414" officeooo:paragraph-rsid="0031838d" style:font-weight-asian="normal" style:font-weight-complex="normal"/>
    </style:style>
    <style:style style:name="P38" style:family="paragraph" style:parent-style-name="Standard" style:list-style-name="L1">
      <style:text-properties style:font-name="Ubuntu" fo:font-weight="normal" officeooo:rsid="00255c6a" officeooo:paragraph-rsid="00255c6a" style:font-weight-asian="normal" style:font-weight-complex="normal"/>
    </style:style>
    <style:style style:name="P39" style:family="paragraph" style:parent-style-name="Standard">
      <style:text-properties style:font-name="Ubuntu" fo:font-weight="normal" officeooo:rsid="003224bc" officeooo:paragraph-rsid="003224bc" style:font-weight-asian="normal" style:font-weight-complex="normal"/>
    </style:style>
    <style:style style:name="P40" style:family="paragraph" style:parent-style-name="Standard" style:list-style-name="L5">
      <style:text-properties style:font-name="Ubuntu" fo:font-weight="normal" officeooo:rsid="003224bc" officeooo:paragraph-rsid="003224bc" style:font-weight-asian="normal" style:font-weight-complex="normal"/>
    </style:style>
    <style:style style:name="P41" style:family="paragraph" style:parent-style-name="Standard">
      <style:text-properties style:font-name="Ubuntu" fo:font-weight="normal" officeooo:rsid="0037c674" officeooo:paragraph-rsid="003714ec" style:font-weight-asian="normal" style:font-weight-complex="normal"/>
    </style:style>
    <style:style style:name="P42" style:family="paragraph" style:parent-style-name="Standard">
      <style:text-properties style:font-name="Ubuntu" fo:font-weight="normal" officeooo:rsid="0037c674" officeooo:paragraph-rsid="0037c674" style:font-weight-asian="normal" style:font-weight-complex="normal"/>
    </style:style>
    <style:style style:name="P43" style:family="paragraph" style:parent-style-name="Standard">
      <style:text-properties style:font-name="Ubuntu" fo:font-weight="normal" officeooo:rsid="003f26fd" officeooo:paragraph-rsid="0011e762" style:font-weight-asian="normal" style:font-weight-complex="normal"/>
    </style:style>
    <style:style style:name="P44" style:family="paragraph" style:parent-style-name="Standard">
      <style:text-properties style:font-name="Ubuntu" fo:font-weight="normal" officeooo:rsid="0044f7f2" officeooo:paragraph-rsid="0044f7f2" style:font-weight-asian="normal" style:font-weight-complex="normal"/>
    </style:style>
    <style:style style:name="P45" style:family="paragraph" style:parent-style-name="Standard" style:list-style-name="L6">
      <style:text-properties style:font-name="Ubuntu" fo:font-weight="normal" officeooo:rsid="0044f7f2" officeooo:paragraph-rsid="0044f7f2" style:font-weight-asian="normal" style:font-weight-complex="normal"/>
    </style:style>
    <style:style style:name="P46" style:family="paragraph" style:parent-style-name="Standard" style:list-style-name="L6">
      <style:text-properties style:font-name="Ubuntu" fo:font-weight="normal" officeooo:rsid="0044f7f2" officeooo:paragraph-rsid="006c40d5" style:font-weight-asian="normal" style:font-weight-complex="normal"/>
    </style:style>
    <style:style style:name="P47" style:family="paragraph" style:parent-style-name="Standard">
      <style:text-properties style:font-name="Ubuntu" fo:font-weight="normal" officeooo:rsid="000ffa69" officeooo:paragraph-rsid="001e71ff" style:font-weight-asian="normal" style:font-weight-complex="normal"/>
    </style:style>
    <style:style style:name="P48" style:family="paragraph" style:parent-style-name="Standard">
      <style:text-properties style:font-name="Ubuntu" fo:font-weight="normal" officeooo:rsid="00141a62" officeooo:paragraph-rsid="004ab761" style:font-weight-asian="normal" style:font-weight-complex="normal"/>
    </style:style>
    <style:style style:name="P49" style:family="paragraph" style:parent-style-name="Standard">
      <style:text-properties style:font-name="Ubuntu" fo:font-weight="normal" officeooo:rsid="00141a62" officeooo:paragraph-rsid="004e8ec3" style:font-weight-asian="normal" style:font-weight-complex="normal"/>
    </style:style>
    <style:style style:name="P50" style:family="paragraph" style:parent-style-name="Standard">
      <style:text-properties style:font-name="Ubuntu" fo:font-weight="normal" officeooo:rsid="00141a62" officeooo:paragraph-rsid="005282ce" style:font-weight-asian="normal" style:font-weight-complex="normal"/>
    </style:style>
    <style:style style:name="P51" style:family="paragraph" style:parent-style-name="Standard">
      <style:text-properties style:font-name="Ubuntu" fo:font-weight="normal" officeooo:rsid="00141a62" officeooo:paragraph-rsid="00161ce2" style:font-weight-asian="normal" style:font-weight-complex="normal"/>
    </style:style>
    <style:style style:name="P52" style:family="paragraph" style:parent-style-name="Standard">
      <style:text-properties style:font-name="Ubuntu" fo:font-weight="normal" officeooo:rsid="00141a62" officeooo:paragraph-rsid="005567ef" style:font-weight-asian="normal" style:font-weight-complex="normal"/>
    </style:style>
    <style:style style:name="P53" style:family="paragraph" style:parent-style-name="Standard">
      <style:text-properties style:font-name="Ubuntu" fo:font-weight="normal" officeooo:rsid="00141a62" officeooo:paragraph-rsid="0062363c" style:font-weight-asian="normal" style:font-weight-complex="normal"/>
    </style:style>
    <style:style style:name="P54" style:family="paragraph" style:parent-style-name="Standard">
      <style:text-properties style:font-name="Ubuntu" fo:font-weight="normal" officeooo:rsid="00141a62" officeooo:paragraph-rsid="0065d425" style:font-weight-asian="normal" style:font-weight-complex="normal"/>
    </style:style>
    <style:style style:name="P55" style:family="paragraph" style:parent-style-name="Standard">
      <style:text-properties style:font-name="Ubuntu" fo:font-weight="normal" officeooo:rsid="0011e762" officeooo:paragraph-rsid="000ffa69" style:font-weight-asian="normal" style:font-weight-complex="normal"/>
    </style:style>
    <style:style style:name="P56" style:family="paragraph" style:parent-style-name="Standard">
      <style:text-properties style:font-name="Ubuntu" fo:font-weight="normal" officeooo:rsid="0011e762" officeooo:paragraph-rsid="006837d1" style:font-weight-asian="normal" style:font-weight-complex="normal"/>
    </style:style>
    <style:style style:name="P57" style:family="paragraph" style:parent-style-name="Standard">
      <style:text-properties style:font-name="Ubuntu" fo:font-weight="normal" officeooo:rsid="0011e762" officeooo:paragraph-rsid="006a8a40" style:font-weight-asian="normal" style:font-weight-complex="normal"/>
    </style:style>
    <style:style style:name="P58" style:family="paragraph" style:parent-style-name="Standard">
      <style:text-properties style:font-name="Ubuntu" fo:font-weight="normal" officeooo:rsid="00161ce2" officeooo:paragraph-rsid="00572057" style:font-weight-asian="normal" style:font-weight-complex="normal"/>
    </style:style>
    <style:style style:name="P59" style:family="paragraph" style:parent-style-name="Standard" style:list-style-name="L5">
      <style:text-properties style:font-name="Ubuntu" fo:font-weight="normal" officeooo:paragraph-rsid="003525f2"/>
    </style:style>
    <style:style style:name="P60" style:family="paragraph" style:parent-style-name="Standard">
      <style:text-properties style:font-name="Ubuntu" fo:font-weight="bold" officeooo:rsid="0025ce9c" officeooo:paragraph-rsid="0025ce9c" style:font-weight-asian="bold" style:font-weight-complex="bold"/>
    </style:style>
    <style:style style:name="P61" style:family="paragraph" style:parent-style-name="Standard">
      <style:text-properties style:font-name="Ubuntu" fo:font-weight="bold" officeooo:rsid="000ffa69" officeooo:paragraph-rsid="00127a37" style:font-weight-asian="bold" style:font-weight-complex="bold"/>
    </style:style>
    <style:style style:name="P62" style:family="paragraph" style:parent-style-name="Standard">
      <style:text-properties style:font-name="Ubuntu" fo:font-weight="bold" officeooo:rsid="00141a62" officeooo:paragraph-rsid="00141a62" style:font-weight-asian="bold" style:font-weight-complex="bold"/>
    </style:style>
    <style:style style:name="P63" style:family="paragraph" style:parent-style-name="Standard">
      <style:text-properties style:font-name="Ubuntu" fo:font-weight="bold" officeooo:rsid="00141a62" officeooo:paragraph-rsid="00161ce2" style:font-weight-asian="bold" style:font-weight-complex="bold"/>
    </style:style>
    <style:style style:name="P64" style:family="paragraph" style:parent-style-name="Standard">
      <style:text-properties style:font-name="Ubuntu" style:text-underline-style="solid" style:text-underline-type="double" style:text-underline-width="auto" style:text-underline-color="font-color" fo:font-weight="normal" officeooo:rsid="00274da1" officeooo:paragraph-rsid="00274da1" style:font-weight-asian="normal" style:font-weight-complex="normal"/>
    </style:style>
    <style:style style:name="P65" style:family="paragraph" style:parent-style-name="Standard">
      <style:text-properties style:font-name="Ubuntu" style:text-underline-style="none" fo:font-weight="normal" officeooo:rsid="0028a220" officeooo:paragraph-rsid="0028a220" style:font-weight-asian="normal" style:font-weight-complex="normal"/>
    </style:style>
    <style:style style:name="P66" style:family="paragraph" style:parent-style-name="Standard" style:list-style-name="L2">
      <style:text-properties style:font-name="Ubuntu" style:text-underline-style="none" fo:font-weight="normal" officeooo:rsid="0028a220" officeooo:paragraph-rsid="0028a220" style:font-weight-asian="normal" style:font-weight-complex="normal"/>
    </style:style>
    <style:style style:name="P67" style:family="paragraph" style:parent-style-name="Standard">
      <style:text-properties style:font-name="Ubuntu" style:text-underline-style="none" fo:font-weight="normal" officeooo:rsid="0028a220" officeooo:paragraph-rsid="002a8c43" style:font-weight-asian="normal" style:font-weight-complex="normal"/>
    </style:style>
    <style:style style:name="P68" style:family="paragraph" style:parent-style-name="Standard" style:list-style-name="L3">
      <style:text-properties style:font-name="Ubuntu" style:text-underline-style="none" fo:font-weight="normal" officeooo:rsid="0028a220" officeooo:paragraph-rsid="002a8c43" style:font-weight-asian="normal" style:font-weight-complex="normal"/>
    </style:style>
    <style:style style:name="P69" style:family="paragraph" style:parent-style-name="Standard">
      <style:text-properties style:font-name="Ubuntu" style:text-underline-style="none" fo:font-weight="normal" officeooo:rsid="0028a220" officeooo:paragraph-rsid="0031838d" style:font-weight-asian="normal" style:font-weight-complex="normal"/>
    </style:style>
    <style:style style:name="P70" style:family="paragraph" style:parent-style-name="Standard" style:list-style-name="L4">
      <style:text-properties style:font-name="Ubuntu" style:text-underline-style="none" fo:font-weight="normal" officeooo:rsid="0028a220" officeooo:paragraph-rsid="0031838d" style:font-weight-asian="normal" style:font-weight-complex="normal"/>
    </style:style>
    <style:style style:name="P71" style:family="paragraph" style:parent-style-name="Standard">
      <style:text-properties style:font-name="Ubuntu" style:text-underline-style="none" fo:font-weight="normal" officeooo:rsid="002a2c99" officeooo:paragraph-rsid="002a8c43" style:font-weight-asian="normal" style:font-weight-complex="normal"/>
    </style:style>
    <style:style style:name="P72" style:family="paragraph" style:parent-style-name="Standard">
      <style:text-properties style:font-name="Ubuntu" style:text-underline-style="none" fo:font-weight="normal" officeooo:rsid="002a8c43" officeooo:paragraph-rsid="002a8c43" style:font-weight-asian="normal" style:font-weight-complex="normal"/>
    </style:style>
    <style:style style:name="P73" style:family="paragraph" style:parent-style-name="Standard" style:list-style-name="L3">
      <style:text-properties style:font-name="Ubuntu" style:text-underline-style="none" fo:font-weight="normal" officeooo:rsid="002a8c43" officeooo:paragraph-rsid="002a8c43" style:font-weight-asian="normal" style:font-weight-complex="normal"/>
    </style:style>
    <style:style style:name="P74" style:family="paragraph" style:parent-style-name="Standard">
      <style:text-properties style:font-name="Ubuntu" style:text-underline-style="none" fo:font-weight="normal" officeooo:rsid="002b61c0" officeooo:paragraph-rsid="002a8c43" style:font-weight-asian="normal" style:font-weight-complex="normal"/>
    </style:style>
    <style:style style:name="P75" style:family="paragraph" style:parent-style-name="Standard">
      <style:text-properties style:font-name="Ubuntu" style:text-underline-style="none" fo:font-weight="normal" officeooo:rsid="002d8e34" officeooo:paragraph-rsid="002d8e34" style:font-weight-asian="normal" style:font-weight-complex="normal"/>
    </style:style>
    <style:style style:name="P76" style:family="paragraph" style:parent-style-name="Standard">
      <style:text-properties style:font-name="Ubuntu" style:text-underline-style="none" fo:font-weight="normal" officeooo:rsid="002d8e34" officeooo:paragraph-rsid="002e9fce" style:font-weight-asian="normal" style:font-weight-complex="normal"/>
    </style:style>
    <style:style style:name="P77" style:family="paragraph" style:parent-style-name="Standard" style:list-style-name="L4">
      <style:text-properties style:font-name="Ubuntu" style:text-underline-style="none" fo:font-weight="normal" officeooo:rsid="0031838d" officeooo:paragraph-rsid="0031838d" style:font-weight-asian="normal" style:font-weight-complex="normal"/>
    </style:style>
    <style:style style:name="P78" style:family="paragraph" style:parent-style-name="Standard">
      <style:text-properties style:font-name="Ubuntu" fo:font-size="12pt" fo:font-weight="normal" officeooo:paragraph-rsid="0039b352" style:font-size-asian="12pt" style:font-size-complex="12pt"/>
    </style:style>
    <style:style style:name="P79" style:family="paragraph" style:parent-style-name="Standard">
      <style:text-properties style:font-name="Ubuntu" fo:font-size="12pt" fo:font-weight="normal" officeooo:rsid="00141a62" officeooo:paragraph-rsid="004e8ec3" style:font-size-asian="12pt" style:font-weight-asian="normal" style:font-size-complex="12pt" style:font-weight-complex="normal"/>
    </style:style>
    <style:style style:name="P80" style:family="paragraph" style:parent-style-name="Standard">
      <style:text-properties style:font-name="Ubuntu" fo:font-size="12pt" fo:font-weight="normal" officeooo:rsid="00141a62" officeooo:paragraph-rsid="005ba842" style:font-size-asian="12pt" style:font-weight-asian="normal" style:font-size-complex="12pt" style:font-weight-complex="normal"/>
    </style:style>
    <style:style style:name="T1" style:family="text">
      <style:text-properties officeooo:rsid="0011e762"/>
    </style:style>
    <style:style style:name="T2" style:family="text">
      <style:text-properties officeooo:rsid="00141a62"/>
    </style:style>
    <style:style style:name="T3" style:family="text">
      <style:text-properties officeooo:rsid="00156927"/>
    </style:style>
    <style:style style:name="T4" style:family="text">
      <style:text-properties officeooo:rsid="001641ef"/>
    </style:style>
    <style:style style:name="T5" style:family="text">
      <style:text-properties officeooo:rsid="0018d765"/>
    </style:style>
    <style:style style:name="T6" style:family="text">
      <style:text-properties officeooo:rsid="001a645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41a62"/>
    </style:style>
    <style:style style:name="T9" style:family="text">
      <style:text-properties style:text-underline-style="solid" style:text-underline-width="auto" style:text-underline-color="font-color" officeooo:rsid="00127a37"/>
    </style:style>
    <style:style style:name="T10" style:family="text">
      <style:text-properties officeooo:rsid="001b7fad"/>
    </style:style>
    <style:style style:name="T11" style:family="text">
      <style:text-properties officeooo:rsid="001ce192"/>
    </style:style>
    <style:style style:name="T12" style:family="text">
      <style:text-properties officeooo:rsid="001d608f"/>
    </style:style>
    <style:style style:name="T13" style:family="text">
      <style:text-properties officeooo:rsid="001e71ff"/>
    </style:style>
    <style:style style:name="T14" style:family="text">
      <style:text-properties officeooo:rsid="0020337d"/>
    </style:style>
    <style:style style:name="T15" style:family="text">
      <style:text-properties officeooo:rsid="00274da1"/>
    </style:style>
    <style:style style:name="T16" style:family="text">
      <style:text-properties style:text-underline-style="none" officeooo:rsid="0028a220"/>
    </style:style>
    <style:style style:name="T17" style:family="text">
      <style:text-properties style:text-underline-style="none" officeooo:rsid="002a2c99"/>
    </style:style>
    <style:style style:name="T18" style:family="text">
      <style:text-properties style:text-underline-style="none" officeooo:rsid="002a8c43"/>
    </style:style>
    <style:style style:name="T19" style:family="text">
      <style:text-properties style:text-underline-style="none" officeooo:rsid="002b61c0"/>
    </style:style>
    <style:style style:name="T20" style:family="text">
      <style:text-properties style:text-underline-style="none" officeooo:rsid="002d8e34"/>
    </style:style>
    <style:style style:name="T21" style:family="text">
      <style:text-properties style:text-underline-style="none" officeooo:rsid="002e9c5c"/>
    </style:style>
    <style:style style:name="T22" style:family="text">
      <style:text-properties style:text-underline-style="none" officeooo:rsid="002e9fce"/>
    </style:style>
    <style:style style:name="T23" style:family="text">
      <style:text-properties style:text-underline-style="none" officeooo:rsid="00302f43"/>
    </style:style>
    <style:style style:name="T24" style:family="text">
      <style:text-properties style:text-underline-style="none" officeooo:rsid="00312ec1"/>
    </style:style>
    <style:style style:name="T25" style:family="text">
      <style:text-properties style:text-underline-style="none" officeooo:rsid="0031838d"/>
    </style:style>
    <style:style style:name="T26" style:family="text">
      <style:text-properties style:text-underline-style="none" officeooo:rsid="006eeaa6"/>
    </style:style>
    <style:style style:name="T27" style:family="text">
      <style:text-properties officeooo:rsid="002e9fce"/>
    </style:style>
    <style:style style:name="T28" style:family="text">
      <style:text-properties fo:font-variant="normal" fo:text-transform="none" fo:color="#000000" fo:letter-spacing="normal" fo:language="en" fo:country="none" fo:font-style="normal" officeooo:rsid="003224bc"/>
    </style:style>
    <style:style style:name="T29" style:family="text">
      <style:text-properties fo:font-variant="normal" fo:text-transform="none" fo:color="#000000" fo:letter-spacing="normal" fo:language="en" fo:country="none" fo:font-style="normal" officeooo:rsid="003224bc" style:font-weight-asian="normal" style:font-weight-complex="normal"/>
    </style:style>
    <style:style style:name="T30" style:family="text">
      <style:text-properties fo:font-variant="normal" fo:text-transform="none" fo:color="#000000" fo:letter-spacing="normal" fo:language="en" fo:country="none" fo:font-style="normal" officeooo:rsid="003425b2" style:font-weight-asian="normal" style:font-weight-complex="normal"/>
    </style:style>
    <style:style style:name="T31" style:family="text">
      <style:text-properties fo:font-variant="normal" fo:text-transform="none" fo:color="#000000" fo:letter-spacing="normal" fo:language="en" fo:country="none" fo:font-style="normal" officeooo:rsid="003525f2" style:font-weight-asian="normal" style:font-weight-complex="normal"/>
    </style:style>
    <style:style style:name="T32" style:family="text">
      <style:text-properties fo:font-variant="normal" fo:text-transform="none" fo:color="#000000" fo:letter-spacing="normal" fo:language="en" fo:country="none" fo:font-style="normal" officeooo:rsid="0039b352" style:font-weight-asian="normal" style:font-weight-complex="normal"/>
    </style:style>
    <style:style style:name="T33" style:family="text">
      <style:text-properties fo:font-variant="normal" fo:text-transform="none" fo:color="#000000" fo:letter-spacing="normal" fo:language="en" fo:country="none" fo:font-style="normal" officeooo:rsid="0039b352"/>
    </style:style>
    <style:style style:name="T34" style:family="text">
      <style:text-properties fo:font-variant="normal" fo:text-transform="none" fo:color="#000000" fo:letter-spacing="normal" fo:language="en" fo:country="none" fo:font-style="normal" officeooo:rsid="004e8ec3"/>
    </style:style>
    <style:style style:name="T35" style:family="text">
      <style:text-properties fo:font-variant="normal" fo:text-transform="none" fo:color="#000000" fo:letter-spacing="normal" fo:language="en" fo:country="none" fo:font-style="normal" officeooo:rsid="005ba842"/>
    </style:style>
    <style:style style:name="T36"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37"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38" style:family="text">
      <style:text-properties officeooo:rsid="003224bc" style:font-weight-asian="normal" style:font-weight-complex="normal"/>
    </style:style>
    <style:style style:name="T39" style:family="text">
      <style:text-properties style:font-name="Ubuntu" fo:font-weight="normal" officeooo:rsid="00385cea" style:font-weight-asian="normal" style:font-weight-complex="normal"/>
    </style:style>
    <style:style style:name="T40" style:family="text">
      <style:text-properties style:font-name="Ubuntu" fo:font-weight="normal" officeooo:rsid="0039b352" style:font-weight-asian="normal" style:font-weight-complex="normal"/>
    </style:style>
    <style:style style:name="T41" style:family="text">
      <style:text-properties officeooo:rsid="003714ec"/>
    </style:style>
    <style:style style:name="T42" style:family="text">
      <style:text-properties officeooo:rsid="0037c674"/>
    </style:style>
    <style:style style:name="T43" style:family="text">
      <style:text-properties officeooo:rsid="003eed66"/>
    </style:style>
    <style:style style:name="T44" style:family="text">
      <style:text-properties officeooo:rsid="003f26fd"/>
    </style:style>
    <style:style style:name="T45" style:family="text">
      <style:text-properties officeooo:rsid="0041019d"/>
    </style:style>
    <style:style style:name="T46" style:family="text">
      <style:text-properties officeooo:rsid="0042328e"/>
    </style:style>
    <style:style style:name="T47" style:family="text">
      <style:text-properties officeooo:rsid="00440733"/>
    </style:style>
    <style:style style:name="T48" style:family="text">
      <style:text-properties officeooo:rsid="0044f7f2"/>
    </style:style>
    <style:style style:name="T49" style:family="text">
      <style:text-properties officeooo:rsid="00465ffd"/>
    </style:style>
    <style:style style:name="T50" style:family="text">
      <style:text-properties officeooo:rsid="00481820"/>
    </style:style>
    <style:style style:name="T51" style:family="text">
      <style:text-properties officeooo:rsid="004a63e2"/>
    </style:style>
    <style:style style:name="T52" style:family="text">
      <style:text-properties officeooo:rsid="004ab761"/>
    </style:style>
    <style:style style:name="T53" style:family="text">
      <style:text-properties officeooo:rsid="004cb1e9"/>
    </style:style>
    <style:style style:name="T54" style:family="text">
      <style:text-properties officeooo:rsid="004e8ec3"/>
    </style:style>
    <style:style style:name="T55" style:family="text">
      <style:text-properties officeooo:rsid="00500406"/>
    </style:style>
    <style:style style:name="T56" style:family="text">
      <style:text-properties officeooo:rsid="005282ce"/>
    </style:style>
    <style:style style:name="T57" style:family="text">
      <style:text-properties officeooo:rsid="0053b248"/>
    </style:style>
    <style:style style:name="T58" style:family="text">
      <style:text-properties officeooo:rsid="005567ef"/>
    </style:style>
    <style:style style:name="T59" style:family="text">
      <style:text-properties officeooo:rsid="00572057"/>
    </style:style>
    <style:style style:name="T60" style:family="text">
      <style:text-properties officeooo:rsid="0058a316"/>
    </style:style>
    <style:style style:name="T61" style:family="text">
      <style:text-properties officeooo:rsid="005b0ea4"/>
    </style:style>
    <style:style style:name="T62" style:family="text">
      <style:text-properties officeooo:rsid="005ba842"/>
    </style:style>
    <style:style style:name="T63" style:family="text">
      <style:text-properties officeooo:rsid="005d0341"/>
    </style:style>
    <style:style style:name="T64" style:family="text">
      <style:text-properties officeooo:rsid="005e6331"/>
    </style:style>
    <style:style style:name="T65" style:family="text">
      <style:text-properties officeooo:rsid="005fca3f"/>
    </style:style>
    <style:style style:name="T66" style:family="text">
      <style:text-properties officeooo:rsid="00604691"/>
    </style:style>
    <style:style style:name="T67" style:family="text">
      <style:text-properties officeooo:rsid="0060e5b1"/>
    </style:style>
    <style:style style:name="T68" style:family="text">
      <style:text-properties officeooo:rsid="0062363c"/>
    </style:style>
    <style:style style:name="T69" style:family="text">
      <style:text-properties officeooo:rsid="00646c87"/>
    </style:style>
    <style:style style:name="T70" style:family="text">
      <style:text-properties officeooo:rsid="00663b80"/>
    </style:style>
    <style:style style:name="T71" style:family="text">
      <style:text-properties officeooo:rsid="0066721f"/>
    </style:style>
    <style:style style:name="T72" style:family="text">
      <style:text-properties officeooo:rsid="006837d1"/>
    </style:style>
    <style:style style:name="T73" style:family="text">
      <style:text-properties officeooo:rsid="006a17e6"/>
    </style:style>
    <style:style style:name="T74" style:family="text">
      <style:text-properties officeooo:rsid="006a8a40"/>
    </style:style>
    <style:style style:name="T75" style:family="text">
      <style:text-properties officeooo:rsid="006c40d5"/>
    </style:style>
    <style:style style:name="T76" style:family="text">
      <style:text-properties officeooo:rsid="006c8ccd"/>
    </style:style>
    <style:style style:name="T77" style:family="text">
      <style:text-properties officeooo:rsid="006d4b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5"/>
      <text:p text:style-name="P7">Project Overview</text:p>
      <text:p text:style-name="P12">The aim of this project is to build a system that will help end users to use their Raspberry Pi's as torrent sharing devices. <text:span text:style-name="T1">I aim to build on the existing torrent client – </text:span><text:span text:style-name="T5">r</text:span><text:span text:style-name="T10">T</text:span><text:span text:style-name="T5">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3"/>
      <text:p text:style-name="P5">Scope</text:p>
      <text:p text:style-name="P5"/>
      <text:p text:style-name="P5"/>
      <text:p text:style-name="P5">Definitions, Acronyms and Abbreviations</text:p>
      <text:p text:style-name="P15">OS<text:tab/>Operating System</text:p>
      <text:p text:style-name="P17">CLI<text:tab/>Command Line Interface</text:p>
      <text:p text:style-name="P47"><text:span text:style-name="T13">GUI<text:tab/></text:span><text:span text:style-name="T12">Graphic User Interface</text:span></text:p>
      <text:p text:style-name="P32"><text:span text:style-name="T77">SCGI <text:tab/>Simple Common Gateway Interface</text:span></text:p>
      <text:p text:style-name="P26">HTTP <text:tab/>Hyper Text Transmission Protocol</text:p>
      <text:p text:style-name="P27">REST<text:tab/>Representational State Transfer</text:p>
      <text:p text:style-name="P27">API<text:tab/>Application Programming Interface</text:p>
      <text:p text:style-name="P28">RPC <text:tab/>Remote Procedure Call</text:p>
      <text:p text:style-name="P78"><text:span text:style-name="T32">XML<text:tab/></text:span><text:span text:style-name="T33">EXtensible Markup Language</text:span></text:p>
      <text:p text:style-name="P79"><text:span text:style-name="T34">I/O<text:tab/>Input/Output</text:span></text:p>
      <text:p text:style-name="P80"><text:span text:style-name="T35">MVC<text:tab/>Model View Controller</text:span></text:p>
      <text:p text:style-name="P15"/>
      <text:p text:style-name="P5">References</text:p>
      <text:p text:style-name="P18"><text:s/><text:span text:style-name="T44">1<text:tab/>www.raspberrypi.org</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7">General Description</text:span></text:p>
      <text:p text:style-name="P5"/>
      <text:p text:style-name="P8"><text:span text:style-name="T2">Product </text:span><text:span text:style-name="T4">Overview</text:span></text:p>
      <text:p text:style-name="P12"><text:span text:style-name="T5">The product is essentially a front end for r</text:span><text:span text:style-name="T10">T</text:span><text:span text:style-name="T5">orrent, </text:span><text:span text:style-name="T6">that is aimed to be run on a Raspberry Pi, but should run on any Unix</text:span><text:span text:style-name="T10">-</text:span><text:span text:style-name="T6">based Operating System (OS).</text:span></text:p>
      <text:p text:style-name="P16"/>
      <text:p text:style-name="P12"><text:span text:style-name="T10">rTorrent is a torrent client that runs over a Command Line Interface (CLI). </text:span><text:span text:style-name="T11">Because of this, it has a steep learning curve as users have to learn a series of keyboard macros to use the software. </text:span></text:p>
      <text:p text:style-name="P19"/>
      <text:p text:style-name="P14"><text:span text:style-name="T12">My product will create a Graphic User Interface (GUI) </text:span><text:span text:style-name="T14">for rTorrent, which will allow users to combine rTorrents good points (low footprint, stability) with the ease of use of a GUI. </text:span></text:p>
      <text:p text:style-name="P30"/>
      <text:p text:style-name="P31">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1"/>
      <text:p text:style-name="P31"><text:span text:style-name="T50">What sets my product apart from existing solutions is the fact that it should just work out of the box. Previous solutions rely on setting up a PHP web server with custom </text:span><text:span text:style-name="T77">Simple Common Gateway Interface (</text:span><text:span text:style-name="T50">SCGI</text:span><text:span text:style-name="T77">)</text:span><text:span text:style-name="T50"> plugins that enable the GUI and rTorrent to communicate. My solution is built on Unix sockets, and does not need any of these surplus technologies. </text:span></text:p>
      <text:p text:style-name="P10"/>
      <text:p text:style-name="P10"/>
      <text:p text:style-name="P10">Functional Requirements</text:p>
      <text:p text:style-name="P33">The product has the following functional requirements:</text:p>
      <text:list xml:id="list8714362129855417633" text:style-name="L1">
        <text:list-item>
          <text:p text:style-name="P34">It should allow users to administer their torrents through a web interface</text:p>
        </text:list-item>
        <text:list-item>
          <text:p text:style-name="P34">The system should require users to enter a password in order to gain access </text:p>
        </text:list-item>
        <text:list-item>
          <text:p text:style-name="P38">The system should allow users to browse and download their torrent downloads through HTTP requests made through the system.</text:p>
        </text:list-item>
      </text:list>
      <text:p text:style-name="P33"/>
      <text:p text:style-name="P60"/>
      <text:p text:style-name="P60">Use Cases</text:p>
      <text:p text:style-name="P20"><text:span text:style-name="T27">Use Case </text:span><text:span text:style-name="T15">1</text:span><text:span text:style-name="T27">- </text:span><text:span text:style-name="T15">A user wishes to add a torrent to his Raspberry Pi and delete it once its finished downloading.</text:span></text:p>
      <text:p text:style-name="P64"/>
      <text:p text:style-name="P65">Flow of events:</text:p>
      <text:list xml:id="list4660299616055685658" text:style-name="L2">
        <text:list-item>
          <text:p text:style-name="P66">The user accesses the system by typing in the systems address on a web browser.</text:p>
        </text:list-item>
        <text:list-item>
          <text:p text:style-name="P35"><text:span text:style-name="T16">The user logs in to the system </text:span><text:span text:style-name="T17">(use case number 2).</text:span><text:span text:style-name="T16"> </text:span></text:p>
        </text:list-item>
        <text:list-item>
          <text:p text:style-name="P66">The user uploads a torrent file to the server.</text:p>
        </text:list-item>
        <text:list-item>
          <text:p text:style-name="P66">The server starts the download.</text:p>
        </text:list-item>
        <text:list-item>
          <text:p text:style-name="P66">The torrents progress is shown via the GUI.</text:p>
        </text:list-item>
        <text:list-item>
          <text:p text:style-name="P66">When the torrent is finished, the user clicks a button to remove the torrent file (the actual download remains on the server)</text:p>
        </text:list-item>
      </text:list>
      <text:p text:style-name="P65"/>
      <text:p text:style-name="P71"/>
      <text:p text:style-name="P20"><text:span text:style-name="T22">Use Case </text:span><text:span text:style-name="T17">2 </text:span><text:span text:style-name="T22">-</text:span><text:span text:style-name="T17"> </text:span><text:span text:style-name="T18">A user wishes to access the system.</text:span></text:p>
      <text:p text:style-name="P72"/>
      <text:p text:style-name="P67">Flow of events:</text:p>
      <text:list xml:id="list5645455917120250790" text:style-name="L3">
        <text:list-item>
          <text:p text:style-name="P68">The user accesses the system by typing in the systems address on a web browser.</text:p>
        </text:list-item>
        <text:list-item>
          <text:p text:style-name="P73">If the system finds a valid session on the users web-browser, the user will be logged in automatically. </text:p>
        </text:list-item>
        <text:list-item>
          <text:p text:style-name="P73"><text:soft-page-break/>If the user does not have a valid session, they will be prompted for a username and password. </text:p>
        </text:list-item>
        <text:list-item>
          <text:p text:style-name="P36"><text:span text:style-name="T18">If the username and password are correct </text:span><text:span text:style-name="T19">the user will be logged in.</text:span></text:p>
        </text:list-item>
      </text:list>
      <text:p text:style-name="P74"/>
      <text:p text:style-name="P75"/>
      <text:p text:style-name="P75"/>
      <text:p text:style-name="P20"><text:span text:style-name="T22">Use Case 3</text:span><text:span text:style-name="T23"> </text:span><text:span text:style-name="T22">- </text:span><text:span text:style-name="T20"><text:s/>A user </text:span><text:span text:style-name="T21">is on a firewalled network where torrent traffic is blocked. The user wishes to download a torrent to their Raspberry Pi </text:span><text:span text:style-name="T24">(which is not on the firewalled network)</text:span><text:span text:style-name="T21">, and when the download is complete, download the torrent from the Raspberry Pi to the</text:span><text:span text:style-name="T26">ir</text:span><text:span text:style-name="T21"> local machine over HTTP, thus bypassing the firewall. </text:span><text:span text:style-name="T20"><text:s/></text:span></text:p>
      <text:p text:style-name="P76"/>
      <text:p text:style-name="P69">Flow of events:</text:p>
      <text:list xml:id="list8287178297270356247" text:style-name="L4">
        <text:list-item>
          <text:p text:style-name="P70">The user accesses the system by typing in the systems address on a web browser.</text:p>
        </text:list-item>
        <text:list-item>
          <text:p text:style-name="P37"><text:span text:style-name="T16">The user logs in to the system </text:span><text:span text:style-name="T17">(use case number 2).</text:span><text:span text:style-name="T16"> </text:span></text:p>
        </text:list-item>
        <text:list-item>
          <text:p text:style-name="P70">The user uploads a torrent file to the server.</text:p>
        </text:list-item>
        <text:list-item>
          <text:p text:style-name="P70">The server starts the download.</text:p>
        </text:list-item>
        <text:list-item>
          <text:p text:style-name="P70">The torrents progress is shown via the GUI.</text:p>
        </text:list-item>
        <text:list-item>
          <text:p text:style-name="P37"><text:span text:style-name="T16">When the torrent is finished, the user clicks a button to </text:span><text:span text:style-name="T25">download the torrent data.</text:span></text:p>
        </text:list-item>
        <text:list-item>
          <text:p text:style-name="P77">The torrent is transferred from the Raspberry Pi to the client over a HTTP download.</text:p>
        </text:list-item>
      </text:list>
      <text:p text:style-name="P69"/>
      <text:p text:style-name="P69"/>
      <text:p text:style-name="P10">Non-functional Requirements</text:p>
      <text:p text:style-name="P39">The following non-functional requirements have been identified:</text:p>
      <text:list xml:id="list3151961927409517313" text:style-name="L5">
        <text:list-item>
          <text:p text:style-name="P40">The server should communicate to rTorrent via Unix domain sockets.</text:p>
        </text:list-item>
        <text:list-item>
          <text:p text:style-name="P40">The system should maximise the amount of computation done on the client, offloading the “work” done on the Raspberry Pi.</text:p>
        </text:list-item>
        <text:list-item>
          <text:p text:style-name="P59"><text:span text:style-name="T38">Following on from previous requirement, the server should make extensive use of </text:span><text:bookmark text:name="firstHeading"/><text:span text:style-name="T28">Representational State Transfer</text:span><text:span text:style-name="T29"> (REST) web services. This means that the server should provide a range of Application Programming Interface</text:span><text:span text:style-name="T30">s</text:span><text:span text:style-name="T29"> (API</text:span><text:span text:style-name="T30">'s</text:span><text:span text:style-name="T29">) </text:span><text:span text:style-name="T30">that the client can connect to, in order to recieve data.</text:span></text:p>
        </text:list-item>
        <text:list-item>
          <text:p text:style-name="P59"><text:span text:style-name="T31">The system should adhere to responsive web</text:span><text:span text:style-name="T29"> </text:span><text:span text:style-name="T31">design principals - the GUI should look good regardless of the device used to access it. </text:span></text:p>
        </text:list-item>
      </text:list>
      <text:p text:style-name="P5"/>
      <text:p text:style-name="P5"/>
      <text:p text:style-name="P5">General Constraints</text:p>
      <text:p text:style-name="P22"><text:span text:style-name="T41">The system is built for a Raspberry Pi, which uses an ARM processor. Any software used in making this system must be </text:span><text:span text:style-name="T42">capable of running on the ARM architecture. </text:span></text:p>
      <text:p text:style-name="P41"/>
      <text:p text:style-name="P42">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2"/>
      <text:p text:style-name="P25"><text:span text:style-name="T39">R</text:span><text:span text:style-name="T40">T</text:span><text:span text:style-name="T39">orrent has an Remote Procedure Call (RPC) interface. </text:span><text:span text:style-name="T40">This allows us call rTorrent functions by sending </text:span><text:span text:style-name="T36">EXtensible Markup Language (XML) messages to this interface, and recieve XML responses back. </text:span><text:span text:style-name="T37">The system should communicate with rTorrent's RPC interface through Unix domain sockets, as opposed to the alternative option, communicating through HTTP and Simple Common Gateway Interface (SCGI) requests.</text:span></text:p>
      <text:p text:style-name="P29"/>
      <text:p text:style-name="P29"/>
      <text:p text:style-name="P29"><text:soft-page-break/></text:p>
      <text:p text:style-name="P61"><text:span text:style-name="T8">T</text:span><text:span text:style-name="T9">echnologies </text:span><text:span text:style-name="T8">and Frameworks</text:span></text:p>
      <text:p text:style-name="P5"/>
      <text:p text:style-name="P5">Raspberry Pi</text:p>
      <text:p text:style-name="P13">For those of you not familiar with the Raspberry Pi, it is a credit-card sized computer that has gained huge popularity <text:span text:style-name="T1">since its release in February 2012. </text:span><text:span text:style-name="T43">This single-board computer is developed by the non-profit group, the Raspberry Pi Foundation</text:span><text:span text:style-name="T44">[1]</text:span><text:span text:style-name="T43">. The purpose of the Raspberry Pi is to promote the teaching of basic computer science in schools. </text:span><text:span text:style-name="T44">But because of its form, power, and price-tag (35 USD for the advanced version), it has gained something of a cult following among gadget enthusiasts around the world.</text:span></text:p>
      <text:p text:style-name="P43"/>
      <text:p text:style-name="P44">The Pi is well suited to acting as a file sharing server for a few reasons:</text:p>
      <text:list xml:id="list7512151543902355469" text:style-name="L6">
        <text:list-item>
          <text:p text:style-name="P45">It is small – its the size of a credit-card.</text:p>
        </text:list-item>
        <text:list-item>
          <text:p text:style-name="P45">It uses a small amount of power (3.5W) </text:p>
        </text:list-item>
        <text:list-item>
          <text:p text:style-name="P46"><text:span text:style-name="T75">It has USB ports that allows us to connect external hard-drives to boost the storage space.</text:span></text:p>
        </text:list-item>
      </text:list>
      <text:p text:style-name="P21"/>
      <text:p text:style-name="P21"/>
      <text:p text:style-name="P5">Raspbian</text:p>
      <text:p text:style-name="P23"><text:span text:style-name="T45">Raspbian is a Linux distribution that </text:span><text:span text:style-name="T46">was</text:span><text:span text:style-name="T45"> built </text:span><text:span text:style-name="T46">especially </text:span><text:span text:style-name="T45">for the Raspberry Pi. </text:span><text:span text:style-name="T46">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76">support for</text:span><text:span text:style-name="T46"> a great selection of software that I can use </text:span><text:span text:style-name="T47">in </text:span><text:span text:style-name="T46">my project. </text:span></text:p>
      <text:p text:style-name="P5"/>
      <text:p text:style-name="P5"/>
      <text:p text:style-name="P9"><text:span text:style-name="T5">r</text:span><text:span text:style-name="T10">T</text:span><text:span text:style-name="T5">orrent</text:span></text:p>
      <text:p text:style-name="P24"><text:span text:style-name="T48">Rtorrent is </text:span><text:span text:style-name="T49">a CLI based torrent client. </text:span><text:span text:style-name="T51">Its written in C++ and has no GUI. Because of this it is fast and has a low footprint – making it the ideal <text:s/>torrent client. </text:span></text:p>
      <text:p text:style-name="P5"/>
      <text:p text:style-name="P5"/>
      <text:p text:style-name="P5">Node.js</text:p>
      <text:p text:style-name="P48"><text:span text:style-name="T52">Node.js the platform that I have chosen to run on the Raspberry Pi which will communicate with rTorrent and serve HTTP requests. </text:span><text:span text:style-name="T53">Node.js is built on top of Google's v8 JavaScript engine, and has gained a lot of popularity in recent times, with industry giants like Microsoft and Linkedin using it for production sites.</text:span></text:p>
      <text:p text:style-name="P48"><text:span text:style-name="T53"/></text:p>
      <text:p text:style-name="P50"><text:span text:style-name="T56">In simple terms, Node.js is server-side JavaScript. This in itself is cool, but the reason it has gained such a following is because it enables us to build highly scalable network applications. Node uses an </text:span><text:span text:style-name="T54">“event driven, non-blocking Input/Output (I/O) </text:span><text:span text:style-name="T55">model that makes it lightweight and efficient”. <text:s/></text:span></text:p>
      <text:p text:style-name="P50"><text:span text:style-name="T55"/></text:p>
      <text:p text:style-name="P50"><text:span text:style-name="T56">Node runs in a single thread, but any I/O is done in event loops. These event loops make use of JavaScript's callback functionality and allows the I/O to be non-blocking. </text:span></text:p>
      <text:p text:style-name="P48"><text:span text:style-name="T53"/></text:p>
      <text:p text:style-name="P49"><text:span text:style-name="T54">What makes Node suitable for my project is the fact that </text:span><text:span text:style-name="T57">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5"/>
      <text:p text:style-name="P5"/>
      <text:p text:style-name="P6"/>
      <text:p text:style-name="P6"><text:soft-page-break/>Jade</text:p>
      <text:p text:style-name="P52"><text:span text:style-name="T58">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span></text:p>
      <text:p text:style-name="P51"/>
      <text:p text:style-name="P6"/>
      <text:p text:style-name="P11">RESTful Services</text:p>
      <text:p text:style-name="P58"><text:span text:style-name="T59">REST allows us to define API's where we can get, modify or delete resources all over HTTP. In my project for example, I could define a resource at '/torrents'. Depending on the HTTP request type I access this address at </text:span><text:span text:style-name="T60">(GET, POST, DELETE, etc), I can get, delete or modify torrents. </text:span><text:span text:style-name="T61">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p text:style-name="P58"><text:span text:style-name="T61"/></text:p>
      <text:p text:style-name="P58"><text:span text:style-name="T61"/></text:p>
      <text:p text:style-name="P5">AngularJS</text:p>
      <text:p text:style-name="P54"><text:span text:style-name="T62">AngularJS is a JavaScript framework that is designed to run on the client side. </text:span><text:span text:style-name="T68">Maintained by Google, i</text:span><text:span text:style-name="T62">t aims to provide a Model</text:span><text:span text:style-name="T63">-</text:span><text:span text:style-name="T62">View</text:span><text:span text:style-name="T63">-</text:span><text:span text:style-name="T62">Controller (MVC) </text:span><text:span text:style-name="T63">paradigm</text:span><text:span text:style-name="T64"> </text:span><text:span text:style-name="T65">to </text:span><text:span text:style-name="T64">client side JavaScript programming. </text:span><text:span text:style-name="T66">AngularJS allows us to augment and extend existing HTML with further functionality such as two-way data binding that automatically synchronises the model and view. </text:span></text:p>
      <text:p text:style-name="P54"><text:span text:style-name="T66"/></text:p>
      <text:p text:style-name="P54"><text:span text:style-name="T67">What this means is that if we show a variable in our view (e.g. a torrents upload speed) and we then update this variable (via a JavaScript GET request to the server's REST API), the view will automatically be updated with the new upload speed.</text:span><text:span text:style-name="T69"> By using AngularJS we can drastically cut down the amount of boilerplate JavaScript </text:span><text:span text:style-name="T70">code</text:span><text:span text:style-name="T69"> we have to write. </text:span></text:p>
      <text:p text:style-name="P53"><text:span text:style-name="T67"/></text:p>
      <text:p text:style-name="P53"><text:span text:style-name="T68">AngularJS has a lot of functionality, I plan to use it extensively to build up </text:span><text:span text:style-name="T71">and update </text:span><text:span text:style-name="T68">the clients view. </text:span></text:p>
      <text:p text:style-name="P5"/>
      <text:p text:style-name="P5"/>
      <text:p text:style-name="P8"><text:span text:style-name="T3">Bootstrap</text:span></text:p>
      <text:p text:style-name="P56"><text:span text:style-name="T71">Creating an attractive HTML web-app is no mean feat. After all, I am a programmer, not a designer. For this reason I have chosen to use Bootstrap in my project. </text:span></text:p>
      <text:p text:style-name="P56"><text:span text:style-name="T71"/></text:p>
      <text:p text:style-name="P57"><text:span text:style-name="T72">Bootstrap is a framework that hopes to streamline HTML development by providing users with a range of styled HTML components such as buttons, dropdown menus, navbars, etc. </text:span><text:span text:style-name="T74">It also incorporates a grid system and responsive design principals. </text:span></text:p>
      <text:p text:style-name="P57"><text:span text:style-name="T74"/></text:p>
      <text:p text:style-name="P57"><text:span text:style-name="T73">We can simply include the Bootstap JavaScript and CSS files in our project and drop the code for these components into a HTML page. </text:span></text:p>
      <text:p text:style-name="P56"/>
      <text:p text:style-name="P21"/>
      <text:p text:style-name="P21"/>
      <text:p text:style-name="P21"/>
      <text:p text:style-name="P21"/>
      <text:p text:style-name="P21"/>
      <text:p text:style-name="P21"/>
      <text:p text:style-name="P4"><text:soft-page-break/>Architectur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15T22:00:57</dc:date>
    <meta:editing-duration>PT6H30M39S</meta:editing-duration>
    <meta:editing-cycles>98</meta:editing-cycles>
    <meta:generator>LibreOffice/4.0.2.2$Linux_x86 LibreOffice_project/400m0$Build-2</meta:generator>
    <meta:document-statistic meta:table-count="0" meta:image-count="0" meta:object-count="0" meta:page-count="6" meta:paragraph-count="94" meta:word-count="1823" meta:character-count="10649" meta:non-whitespace-character-count="8908"/>
  </office:meta>
</office:document-meta>
</file>